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Montserrat1" svg:font-family="Montserrat, Arial, Helvetica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Montserrat" fo:font-size="10pt" style:font-size-asian="10pt" style:font-size-complex="10pt"/>
    </style:style>
    <style:style style:name="P2" style:family="paragraph" style:parent-style-name="Standard">
      <style:text-properties style:font-name="Montserrat" fo:font-size="10pt" fo:font-weight="bold" officeooo:rsid="001256ce" officeooo:paragraph-rsid="001256ce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Montserrat" fo:font-size="9pt" officeooo:rsid="0011e08b" officeooo:paragraph-rsid="001256ce" style:font-size-asian="9pt" style:font-size-complex="9pt"/>
    </style:style>
    <style:style style:name="P4" style:family="paragraph" style:parent-style-name="Standard">
      <style:text-properties style:font-name="Montserrat" fo:font-size="9pt" fo:font-weight="normal" officeooo:rsid="0012d793" officeooo:paragraph-rsid="001256ce" style:font-size-asian="9pt" style:font-weight-asian="normal" style:font-size-complex="9pt" style:font-weight-complex="normal"/>
    </style:style>
    <style:style style:name="P5" style:family="paragraph" style:parent-style-name="Standard">
      <style:text-properties style:font-name="Montserrat" fo:font-size="9pt" fo:font-weight="normal" officeooo:rsid="001256ce" officeooo:paragraph-rsid="001256ce" style:font-size-asian="9pt" style:font-weight-asian="normal" style:font-size-complex="9pt" style:font-weight-complex="normal"/>
    </style:style>
    <style:style style:name="P6" style:family="paragraph" style:parent-style-name="Standard">
      <style:text-properties style:font-name="Montserrat" fo:font-size="9pt" fo:font-weight="bold" officeooo:rsid="0012d793" officeooo:paragraph-rsid="001256ce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Montserrat" fo:font-size="9pt" fo:font-weight="bold" officeooo:rsid="001256ce" officeooo:paragraph-rsid="001256ce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Montserrat" fo:font-size="10pt" style:font-size-asian="10pt" style:font-size-complex="10pt"/>
    </style:style>
    <style:style style:name="P9" style:family="paragraph" style:parent-style-name="Standard">
      <style:text-properties style:font-name="Montserrat" fo:font-size="10pt" officeooo:paragraph-rsid="00135167" style:font-size-asian="10pt" style:font-size-complex="10pt"/>
    </style:style>
    <style:style style:name="P10" style:family="paragraph" style:parent-style-name="Standard">
      <style:text-properties style:font-name="Montserrat" fo:font-size="9pt" officeooo:rsid="0011e08b" officeooo:paragraph-rsid="001256ce" style:font-size-asian="9pt" style:font-size-complex="9pt"/>
    </style:style>
    <style:style style:name="P11" style:family="paragraph" style:parent-style-name="Standard">
      <style:text-properties fo:font-variant="normal" fo:text-transform="none" fo:color="#37474f" loext:opacity="100%" style:font-name="Montserrat" fo:font-size="9pt" fo:letter-spacing="normal" fo:font-style="normal" fo:font-weight="normal" officeooo:rsid="0011e08b" officeooo:paragraph-rsid="001256ce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135167"/>
    </style:style>
    <style:style style:name="P13" style:family="paragraph" style:parent-style-name="Text_20_body" style:list-style-name="L1">
      <style:paragraph-properties fo:margin-left="0cm" fo:margin-right="0cm" fo:margin-top="0cm" fo:margin-bottom="0.247cm" style:contextual-spacing="false" fo:orphans="2" fo:widows="2" fo:text-indent="0cm" style:auto-text-indent="false"/>
      <style:text-properties officeooo:paragraph-rsid="00135167"/>
    </style:style>
    <style:style style:name="P14" style:family="paragraph" style:parent-style-name="Text_20_body" style:list-style-name="L4">
      <style:paragraph-properties fo:margin-top="0cm" fo:margin-bottom="0.247cm" style:contextual-spacing="false" fo:orphans="2" fo:widows="2"/>
      <style:text-properties officeooo:paragraph-rsid="00135167"/>
    </style:style>
    <style:style style:name="P15" style:family="paragraph" style:parent-style-name="Text_20_body" style:list-style-name="L5">
      <style:paragraph-properties fo:margin-top="0cm" fo:margin-bottom="0.247cm" style:contextual-spacing="false" fo:orphans="2" fo:widows="2"/>
      <style:text-properties officeooo:paragraph-rsid="00135167"/>
    </style:style>
    <style:style style:name="P16" style:family="paragraph" style:parent-style-name="Text_20_body">
      <style:paragraph-properties fo:orphans="2" fo:widows="2"/>
      <style:text-properties style:font-name="Montserrat" fo:font-size="10pt" officeooo:paragraph-rsid="00135167" style:font-size-asian="10pt" style:font-size-complex="10pt"/>
    </style:style>
    <style:style style:name="P17" style:family="paragraph" style:parent-style-name="Text_20_body" style:list-style-name="L5">
      <style:paragraph-properties fo:margin-top="0cm" fo:margin-bottom="0.247cm" style:contextual-spacing="false" fo:orphans="2" fo:widows="2"/>
      <style:text-properties fo:font-variant="normal" fo:text-transform="none" fo:color="#37474f" loext:opacity="100%" style:font-name="Montserrat" fo:font-size="10pt" fo:letter-spacing="normal" fo:font-style="normal" fo:font-weight="normal" officeooo:paragraph-rsid="00135167" style:font-size-asian="10pt" style:font-size-complex="10pt"/>
    </style:style>
    <style:style style:name="P18" style:family="paragraph" style:parent-style-name="Text_20_body">
      <style:text-properties fo:font-variant="normal" fo:text-transform="none" fo:color="#37474f" loext:opacity="100%" style:font-name="Montserrat" fo:font-size="9pt" fo:letter-spacing="normal" fo:font-style="normal" fo:font-weight="normal" officeooo:paragraph-rsid="0014cb2d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Text_20_body">
      <style:text-properties fo:font-variant="normal" fo:text-transform="none" fo:color="#37474f" loext:opacity="100%" style:font-name="Montserrat" fo:font-size="9pt" fo:letter-spacing="normal" fo:font-style="italic" fo:font-weight="bold" officeooo:paragraph-rsid="0014cb2d" style:font-size-asian="9pt" style:font-style-asian="italic" style:font-weight-asian="bold" style:font-size-complex="9pt" style:font-style-complex="italic" style:font-weight-complex="bold"/>
    </style:style>
    <style:style style:name="P20" style:family="paragraph" style:parent-style-name="Text_20_body">
      <style:text-properties fo:font-variant="normal" fo:text-transform="none" fo:color="#37474f" loext:opacity="100%" style:font-name="Montserrat" fo:font-size="9pt" fo:letter-spacing="normal" fo:font-style="italic" fo:font-weight="normal" officeooo:paragraph-rsid="0014cb2d" style:font-size-asian="9pt" style:font-style-asian="italic" style:font-weight-asian="normal" style:font-size-complex="9pt" style:font-style-complex="italic" style:font-weight-complex="normal"/>
    </style:style>
    <style:style style:name="T1" style:family="text">
      <style:text-properties fo:font-variant="normal" fo:text-transform="none" fo:color="#37474f" loext:opacity="100%" style:font-name="Montserrat" fo:font-size="10pt" fo:letter-spacing="normal" fo:font-style="normal" fo:font-weight="bold" style:font-size-asian="10pt" style:font-size-complex="10pt"/>
    </style:style>
    <style:style style:name="T2" style:family="text">
      <style:text-properties fo:font-variant="normal" fo:text-transform="none" fo:color="#37474f" loext:opacity="100%" style:font-name="Montserrat" fo:font-size="10pt" fo:letter-spacing="normal" fo:font-style="normal" fo:font-weight="normal" style:font-size-asian="10pt" style:font-size-complex="10pt"/>
    </style:style>
    <style:style style:name="T3" style:family="text">
      <style:text-properties fo:font-variant="normal" fo:text-transform="none" fo:color="#c9211e" loext:opacity="100%" style:font-name="Montserrat" fo:font-size="10pt" fo:letter-spacing="normal" fo:font-style="normal" fo:font-weight="bold" style:font-size-asian="10pt" style:font-size-complex="10pt"/>
    </style:style>
    <style:style style:name="T4" style:family="text">
      <style:text-properties fo:font-variant="normal" fo:text-transform="none" fo:color="#c9211e" loext:opacity="100%" style:font-name="Montserrat" fo:font-size="10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color="#5eb91e" loext:opacity="100%" style:font-name="Montserrat" fo:font-size="10pt" fo:letter-spacing="normal" fo:font-style="normal" fo:font-weight="normal" style:font-size-asian="10pt" style:font-size-complex="10pt"/>
    </style:style>
    <style:style style:name="T6" style:family="text">
      <style:text-properties fo:font-variant="normal" fo:text-transform="none" fo:color="#729fcf" loext:opacity="100%" style:font-name="Montserrat" fo:font-size="10pt" fo:letter-spacing="normal" fo:font-style="normal" fo:font-weight="bold" style:font-size-asian="10pt" style:font-size-complex="10pt"/>
    </style:style>
    <style:style style:name="T7" style:family="text">
      <style:text-properties fo:font-variant="normal" fo:text-transform="none" fo:color="#729fcf" loext:opacity="100%" style:font-name="Montserrat" fo:font-size="10pt" fo:letter-spacing="normal" fo:font-style="normal" fo:font-weight="normal" style:font-size-asian="10pt" style:font-size-complex="10pt"/>
    </style:style>
    <style:style style:name="T8" style:family="text">
      <style:text-properties fo:font-variant="normal" fo:text-transform="none" fo:color="#ea7500" loext:opacity="100%" style:font-name="Montserrat" fo:font-size="10pt" fo:letter-spacing="normal" fo:font-style="normal" fo:font-weight="bold" style:font-size-asian="10pt" style:font-size-complex="10pt"/>
    </style:style>
    <style:style style:name="T9" style:family="text">
      <style:text-properties fo:font-variant="normal" fo:text-transform="none" fo:color="#ea7500" loext:opacity="100%" style:font-name="Montserrat" fo:font-size="10pt" fo:letter-spacing="normal" fo:font-style="normal" fo:font-weight="normal" style:font-size-asian="10pt" style:font-size-complex="10pt"/>
    </style:style>
    <style:style style:name="T10" style:family="text">
      <style:text-properties fo:color="#ffb66c" loext:opacity="100%"/>
    </style:style>
    <style:style style:name="T11" style:family="text">
      <style:text-properties officeooo:rsid="0011e08b" style:font-size-asian="9pt" style:font-size-complex="9pt"/>
    </style:style>
    <style:style style:name="T12" style:family="text">
      <style:text-properties officeooo:rsid="0011e08b"/>
    </style:style>
    <text:list-style style:name="L1">
      <text:list-level-style-bullet text:level="1" text:style-name="Bullet_20_Symbols" loext:num-list-format="%1%." style:num-suffix="." text:bullet-char="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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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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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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Strong_20_Emphasis"><text:span text:style-name="T1">Una òptica, anomenada “Cul d'Ampolla”, vol informatitzar la gestió dels clients/es i vendes d'ulleres.</text:span></text:span></text:p>
      <text:list text:style-name="L1">
        <text:list-item>
          <text:p text:style-name="P13"><text:span text:style-name="T2">En primer lloc, l'òptica vol saber quin és el proveïdor de cadascuna de les ulleres. En concret vol saber de cada </text:span><text:span text:style-name="Strong_20_Emphasis"><text:span text:style-name="T3">proveïdor</text:span></text:span><text:span text:style-name="T4">: El nom, l'adreça (carrer, número, pis, porta, ciutat, codi postal i país), telèfon, fax, NIF</text:span><text:span text:style-name="T2">.</text:span></text:p>
        </text:list-item>
      </text:list>
      <text:p text:style-name="P16"/>
      <text:list text:style-name="L4">
        <text:list-item>
          <text:p text:style-name="P14"><text:span text:style-name="T2">La política de compres de l'òptica es basa que les </text:span><text:span text:style-name="T5">ulleres d'una marca es compraran a un únic proveïdor</text:span><text:span text:style-name="T2"> (així en podrà treure més bons preus), però poden </text:span><text:span text:style-name="T5">comprar ulleres de diverses marques a un proveïdor</text:span><text:span text:style-name="T2">. De les </text:span><text:span text:style-name="Strong_20_Emphasis"><text:span text:style-name="T6">ulleres </text:span></text:span><text:span text:style-name="T2">vol saber: La </text:span><text:span text:style-name="T7">marca, la graduació de cadascun dels vidres, el tipus de muntura (flotant, pasta o metàl·lica), el color de la muntura, el color de cada vidre, el preu</text:span><text:span text:style-name="T2">.</text:span></text:p>
        </text:list-item>
      </text:list>
      <text:p text:style-name="P16"/>
      <text:list text:style-name="L5">
        <text:list-item>
          <text:p text:style-name="P15"><text:span text:style-name="T2">Dels </text:span><text:span text:style-name="Strong_20_Emphasis"><text:span text:style-name="T8">clients/es</text:span></text:span><text:span text:style-name="T2"> vol emmagatzemar: El </text:span><text:span text:style-name="T9">nom, l'adreça postal, el telèfon, el correu electrònic, la data de registre</text:span><text:span text:style-name="T2">.</text:span></text:p>
        </text:list-item>
        <text:list-item>
          <text:p text:style-name="P17">Quan arriba un/a client/a nou, emmagatzemar el/la <text:span text:style-name="T10">client/a que li ha recomanat l'establiment</text:span> (sempre que algú li hagi recomanat).</text:p>
        </text:list-item>
        <text:list-item>
          <text:p text:style-name="P17">El nostre sistema haurà d’indicar qui ha sigut l’<text:span text:style-name="T10">empleat/da que ha venut cada ullera</text:span>.</text:p>
        </text:list-item>
      </text:list>
      <text:p text:style-name="P9"/>
      <text:p text:style-name="P1">-- MySQL Workbench Forward Engineering</text:p>
      <text:p text:style-name="P1"/>
      <text:p text:style-name="P1">SET @OLD_UNIQUE_CHECKS=@@UNIQUE_CHECKS, UNIQUE_CHECKS=0;</text:p>
      <text:p text:style-name="P1">SET @OLD_FOREIGN_KEY_CHECKS=@@FOREIGN_KEY_CHECKS, FOREIGN_KEY_CHECKS=0;</text:p>
      <text:p text:style-name="P1">SET @OLD_SQL_MODE=@@SQL_MODE, SQL_MODE='ONLY_FULL_GROUP_BY,STRICT_TRANS_TABLES,ERROR_FOR_DIVISION_BY_ZERO,NO_ENGINE_SUBSTITUTION';</text:p>
      <text:p text:style-name="P1"/>
      <text:p text:style-name="P1">-- -----------------------------------------------------</text:p>
      <text:p text:style-name="P1">-- Schema Optica Cul d'Ampolla</text:p>
      <text:p text:style-name="P1">-- -----------------------------------------------------</text:p>
      <text:p text:style-name="P1"/>
      <text:p text:style-name="P1">CREATE SCHEMA IF NOT EXISTS `Optica Cul d'Ampolla` DEFAULT CHARACTER SET utf8mb4 COLLATE utf8mb4_0900_ai_ci ;</text:p>
      <text:p text:style-name="P1">USE `Optica Cul d'Ampolla` ;</text:p>
      <text:p text:style-name="P1"/>
      <text:p text:style-name="P1">-- -----------------------------------------------------</text:p>
      <text:p text:style-name="P1">-- Table `Optica Cul d'Ampolla`.`Adreça`</text:p>
      <text:p text:style-name="P1">-- -----------------------------------------------------</text:p>
      <text:p text:style-name="P1"/>
      <text:p text:style-name="P1">CREATE TABLE IF NOT EXISTS `Optica Cul d'Ampolla`.`Adreça` (</text:p>
      <text:p text:style-name="P1"><text:s text:c="2"/>`id_Adreça` INT(11) NOT NULL AUTO_INCREMENT,</text:p>
      <text:p text:style-name="P1"><text:s text:c="2"/>`carrer` VARCHAR(20) NOT NULL,</text:p>
      <text:p text:style-name="P1"><text:s text:c="2"/>`numero` VARCHAR(45) NOT NULL,</text:p>
      <text:p text:style-name="P1"><text:s text:c="2"/>`pis` INT(11) NOT NULL,</text:p>
      <text:p text:style-name="P1"><text:s text:c="2"/>`porta` VARCHAR(45) NOT NULL,</text:p>
      <text:p text:style-name="P1"><text:s text:c="2"/>`ciutat` VARCHAR(15) NOT NULL,</text:p>
      <text:p text:style-name="P1"><text:s text:c="2"/>`codi_postal` INT(11) NOT NULL,</text:p>
      <text:p text:style-name="P1"><text:s text:c="2"/>`pais` VARCHAR(15) NOT NULL,</text:p>
      <text:p text:style-name="P1"><text:s text:c="2"/>PRIMARY KEY (`id_Adreça`))</text:p>
      <text:p text:style-name="P1">ENGINE = InnoDB</text:p>
      <text:p text:style-name="P1">AUTO_INCREMENT = 6</text:p>
      <text:p text:style-name="P1">DEFAULT CHARACTER SET = utf8mb4</text:p>
      <text:p text:style-name="P1">COLLATE = utf8mb4_0900_ai_ci;</text:p>
      <text:p text:style-name="P1"><text:soft-page-break/>-- -----------------------------------------------------</text:p>
      <text:p text:style-name="P1">-- Table `Optica Cul d'Ampolla`.`Client`</text:p>
      <text:p text:style-name="P1">-- -----------------------------------------------------</text:p>
      <text:p text:style-name="P1"/>
      <text:p text:style-name="P1">CREATE TABLE IF NOT EXISTS `Optica Cul d'Ampolla`.`Client` (</text:p>
      <text:p text:style-name="P1"><text:s text:c="2"/>`id_Client` INT NOT NULL AUTO_INCREMENT,</text:p>
      <text:p text:style-name="P1"><text:s text:c="2"/>`nom` VARCHAR(15) NOT NULL,</text:p>
      <text:p text:style-name="P1"><text:s text:c="2"/>`telefon` INT NOT NULL,</text:p>
      <text:p text:style-name="P1"><text:s text:c="2"/>`email` VARCHAR(20) NOT NULL,</text:p>
      <text:p text:style-name="P1"><text:s text:c="2"/>`data_alta` DATE NOT NULL,</text:p>
      <text:p text:style-name="P1"><text:s text:c="2"/>`id_Client1` INT NOT NULL,</text:p>
      <text:p text:style-name="P1"><text:s text:c="2"/>`id_Adreça` INT(11) NOT NULL,</text:p>
      <text:p text:style-name="P1"><text:s text:c="2"/>PRIMARY KEY (`id_Client`),</text:p>
      <text:p text:style-name="P1"><text:s text:c="2"/>INDEX `fk_Client3_idx` (`id_Client1` ASC) VISIBLE,</text:p>
      <text:p text:style-name="P1"><text:s text:c="2"/>INDEX `fk_Adreça2_idx` (`id_Adreça` ASC) VISIBLE,</text:p>
      <text:p text:style-name="P1"><text:s text:c="2"/>CONSTRAINT `fk_Client3`</text:p>
      <text:p text:style-name="P1"><text:s text:c="4"/>FOREIGN KEY (`id_Client1`)</text:p>
      <text:p text:style-name="P1"><text:s text:c="4"/>REFERENCES `Optica Cul d'Ampolla`.`Client` (`id_Client`)</text:p>
      <text:p text:style-name="P1"><text:s text:c="4"/>ON DELETE CASCADE</text:p>
      <text:p text:style-name="P1"><text:s text:c="4"/>ON UPDATE NO ACTION,</text:p>
      <text:p text:style-name="P1"><text:s text:c="2"/>CONSTRAINT `fk_Adreça2`</text:p>
      <text:p text:style-name="P1"><text:s text:c="4"/>FOREIGN KEY (`id_Adreça`)</text:p>
      <text:p text:style-name="P1"><text:s text:c="4"/>REFERENCES `Optica Cul d'Ampolla`.`Adreça` (`id_Adreça`)</text:p>
      <text:p text:style-name="P1"><text:s text:c="4"/>ON DELETE CASCADE</text:p>
      <text:p text:style-name="P1"><text:s text:c="4"/>ON UPDATE CASCADE)</text:p>
      <text:p text:style-name="P1">ENGINE = InnoDB</text:p>
      <text:p text:style-name="P1">DEFAULT CHARACTER SET = utf8mb4</text:p>
      <text:p text:style-name="P1">COLLATE = utf8mb4_0900_ai_ci;</text:p>
      <text:p text:style-name="P1"/>
      <text:p text:style-name="P1">-- -----------------------------------------------------</text:p>
      <text:p text:style-name="P1">-- Table `Optica Cul d'Ampolla`.`Empleat`</text:p>
      <text:p text:style-name="P1">-- -----------------------------------------------------</text:p>
      <text:p text:style-name="P1"/>
      <text:p text:style-name="P1">CREATE TABLE IF NOT EXISTS `Optica Cul d'Ampolla`.`Empleat` (</text:p>
      <text:p text:style-name="P1"><text:s text:c="2"/>`id_Empleat` INT(11) NOT NULL AUTO_INCREMENT,</text:p>
      <text:p text:style-name="P1"><text:s text:c="2"/>`nom` VARCHAR(15) NOT NULL,</text:p>
      <text:p text:style-name="P1"><text:s text:c="2"/>PRIMARY KEY (`id_Empleat`))</text:p>
      <text:p text:style-name="P1">ENGINE = InnoDB</text:p>
      <text:p text:style-name="P1">AUTO_INCREMENT = 5</text:p>
      <text:p text:style-name="P1">DEFAULT CHARACTER SET = utf8mb4</text:p>
      <text:p text:style-name="P1">COLLATE = utf8mb4_0900_ai_ci;</text:p>
      <text:p text:style-name="P1"/>
      <text:p text:style-name="P1">-- -----------------------------------------------------</text:p>
      <text:p text:style-name="P1">-- Table `Optica Cul d'Ampolla`.`Proveidor`</text:p>
      <text:p text:style-name="P1">-- -----------------------------------------------------</text:p>
      <text:p text:style-name="P1"/>
      <text:p text:style-name="P1">CREATE TABLE IF NOT EXISTS `Optica Cul d'Ampolla`.`Proveidor` (</text:p>
      <text:p text:style-name="P1"><text:s text:c="2"/>`id_Proveidor` INT NOT NULL AUTO_INCREMENT,</text:p>
      <text:p text:style-name="P1"><text:s text:c="2"/>`nom` VARCHAR(15) NOT NULL,</text:p>
      <text:p text:style-name="P1"><text:s text:c="2"/>`telefon` INT(11) NOT NULL,</text:p>
      <text:p text:style-name="P1"><text:s text:c="2"/>`fax` INT(11) NOT NULL,</text:p>
      <text:p text:style-name="P1"><text:s text:c="2"/>`nif` VARCHAR(15) NOT NULL,</text:p>
      <text:p text:style-name="P1"><text:s text:c="2"/>`id_Adreça` INT(11) NOT NULL,</text:p>
      <text:p text:style-name="P1"><text:s text:c="2"/>PRIMARY KEY (`id_Proveidor`),</text:p>
      <text:p text:style-name="P1"><text:s text:c="2"/>UNIQUE INDEX `nif_UNIQUE` (`nif` ASC) VISIBLE,</text:p>
      <text:p text:style-name="P1"><text:s text:c="2"/>INDEX `fk_Adreça1_idx` (`id_Adreça` ASC) VISIBLE,</text:p>
      <text:p text:style-name="P1"><text:s text:c="2"/>CONSTRAINT `fk_Adreça1`</text:p>
      <text:p text:style-name="P1"><text:s text:c="4"/>FOREIGN KEY (`id_Adreça`)</text:p>
      <text:p text:style-name="P1"><text:s text:c="4"/>REFERENCES `Optica Cul d'Ampolla`.`Adreça` (`id_Adreça`)</text:p>
      <text:p text:style-name="P1"><text:soft-page-break/><text:s text:c="4"/>ON DELETE CASCADE</text:p>
      <text:p text:style-name="P1"><text:s text:c="4"/>ON UPDATE NO ACTION)</text:p>
      <text:p text:style-name="P1">ENGINE = InnoDB</text:p>
      <text:p text:style-name="P1">DEFAULT CHARACTER SET = utf8mb4</text:p>
      <text:p text:style-name="P1">COLLATE = utf8mb4_0900_ai_ci;</text:p>
      <text:p text:style-name="P1"/>
      <text:p text:style-name="P1">-- -----------------------------------------------------</text:p>
      <text:p text:style-name="P1">-- Table `Optica Cul d'Ampolla`.`Marca`</text:p>
      <text:p text:style-name="P1">-- -----------------------------------------------------</text:p>
      <text:p text:style-name="P1"/>
      <text:p text:style-name="P1">CREATE TABLE IF NOT EXISTS `Optica Cul d'Ampolla`.`Marca` (</text:p>
      <text:p text:style-name="P1"><text:s text:c="2"/>`id_Marca` INT(11) NOT NULL AUTO_INCREMENT,</text:p>
      <text:p text:style-name="P1"><text:s text:c="2"/>`nom` VARCHAR(15) NOT NULL,</text:p>
      <text:p text:style-name="P1"><text:s text:c="2"/>`id_Proveidor` INT NOT NULL,</text:p>
      <text:p text:style-name="P1"><text:s text:c="2"/>PRIMARY KEY (`id_Marca`),</text:p>
      <text:p text:style-name="P1"><text:s text:c="2"/>INDEX `fk_Proveidor1_idx` (`id_Proveidor` ASC) VISIBLE,</text:p>
      <text:p text:style-name="P1"><text:s text:c="2"/>CONSTRAINT `fk_Proveidor1`</text:p>
      <text:p text:style-name="P1"><text:s text:c="4"/>FOREIGN KEY (`id_Proveidor`)</text:p>
      <text:p text:style-name="P1"><text:s text:c="4"/>REFERENCES `Optica Cul d'Ampolla`.`Proveidor` (`id_Proveidor`)</text:p>
      <text:p text:style-name="P1"><text:s text:c="4"/>ON DELETE CASCADE</text:p>
      <text:p text:style-name="P1"><text:s text:c="4"/>ON UPDATE NO ACTION)</text:p>
      <text:p text:style-name="P1">ENGINE = InnoDB</text:p>
      <text:p text:style-name="P1">DEFAULT CHARACTER SET = utf8mb4</text:p>
      <text:p text:style-name="P1">COLLATE = utf8mb4_0900_ai_ci;</text:p>
      <text:p text:style-name="P1"/>
      <text:p text:style-name="P1">-- -----------------------------------------------------</text:p>
      <text:p text:style-name="P1">-- Table `Optica Cul d'Ampolla`.`Ulleres`</text:p>
      <text:p text:style-name="P1">-- -----------------------------------------------------</text:p>
      <text:p text:style-name="P1"/>
      <text:p text:style-name="P1">CREATE TABLE IF NOT EXISTS `Optica Cul d'Ampolla`.`Ulleres` (</text:p>
      <text:p text:style-name="P1"><text:s text:c="2"/>`id_Ulleres` INT NOT NULL AUTO_INCREMENT,</text:p>
      <text:p text:style-name="P1"><text:s text:c="2"/>`graduacio_vidre_dret` INT NOT NULL,</text:p>
      <text:p text:style-name="P1"><text:s text:c="2"/>`graduacio_vidre_esquerre` INT NOT NULL,</text:p>
      <text:p text:style-name="P1"><text:s text:c="2"/>`tipus_muntura` CHAR(1) NOT NULL COMMENT 'Tenia a quests tipus de muntura:\\nF = Flotant\\nP = Pasta\\nM = Metàl·lica',</text:p>
      <text:p text:style-name="P1"><text:s text:c="2"/>`color_muntura` VARCHAR(15) NOT NULL,</text:p>
      <text:p text:style-name="P1"><text:s text:c="2"/>`color_vidre_dret` VARCHAR(15) NOT NULL,</text:p>
      <text:p text:style-name="P1"><text:s text:c="2"/>`color_vidre_esquerre` VARCHAR(15) NOT NULL,</text:p>
      <text:p text:style-name="P1"><text:s text:c="2"/>`preu` DOUBLE NOT NULL,</text:p>
      <text:p text:style-name="P1"><text:s text:c="2"/>`id_Proveidor` INT NOT NULL,</text:p>
      <text:p text:style-name="P1"><text:s text:c="2"/>`id_Marca` INT(11) NOT NULL,</text:p>
      <text:p text:style-name="P1"><text:s text:c="2"/>PRIMARY KEY (`id_Ulleres`),</text:p>
      <text:p text:style-name="P1"><text:s text:c="2"/>INDEX `fk_Proveidor2_idx` (`id_Proveidor` ASC) VISIBLE,</text:p>
      <text:p text:style-name="P1"><text:s text:c="2"/>INDEX `fk_Marca1_idx` (`id_Marca` ASC) VISIBLE,</text:p>
      <text:p text:style-name="P1"><text:s text:c="2"/>CONSTRAINT `fk_Proveidor2`</text:p>
      <text:p text:style-name="P1"><text:s text:c="4"/>FOREIGN KEY (`id_Proveidor`)</text:p>
      <text:p text:style-name="P1"><text:s text:c="4"/>REFERENCES `Optica Cul d'Ampolla`.`Proveidor` (`id_Proveidor`)</text:p>
      <text:p text:style-name="P1"><text:s text:c="4"/>ON DELETE CASCADE</text:p>
      <text:p text:style-name="P1"><text:s text:c="4"/>ON UPDATE NO ACTION,</text:p>
      <text:p text:style-name="P1"><text:s text:c="2"/>CONSTRAINT `fk_Marca1`</text:p>
      <text:p text:style-name="P1"><text:s text:c="4"/>FOREIGN KEY (`id_Marca`)</text:p>
      <text:p text:style-name="P1"><text:s text:c="4"/>REFERENCES `Optica Cul d'Ampolla`.`Marca` (`id_Marca`)</text:p>
      <text:p text:style-name="P1"><text:s text:c="4"/>ON DELETE CASCADE</text:p>
      <text:p text:style-name="P1"><text:s text:c="4"/>ON UPDATE NO ACTION)</text:p>
      <text:p text:style-name="P1">ENGINE = InnoDB</text:p>
      <text:p text:style-name="P1">DEFAULT CHARACTER SET = utf8mb4</text:p>
      <text:p text:style-name="P1">COLLATE = utf8mb4_0900_ai_ci;</text:p>
      <text:p text:style-name="P1"/>
      <text:p text:style-name="P1"/>
      <text:p text:style-name="P1"><text:soft-page-break/>-- -----------------------------------------------------</text:p>
      <text:p text:style-name="P1">-- Table `Optica Cul d'Ampolla`.`Venta`</text:p>
      <text:p text:style-name="P1">-- -----------------------------------------------------</text:p>
      <text:p text:style-name="P1"/>
      <text:p text:style-name="P1">CREATE TABLE IF NOT EXISTS `Optica Cul d'Ampolla`.`Venta` (</text:p>
      <text:p text:style-name="P1"><text:s text:c="2"/>`id_Venta` INT NOT NULL,</text:p>
      <text:p text:style-name="P1"><text:s text:c="2"/>`data_venta` DATE NOT NULL,</text:p>
      <text:p text:style-name="P1"><text:s text:c="2"/>`id_Ulleres` INT NOT NULL,</text:p>
      <text:p text:style-name="P1"><text:s text:c="2"/>`id_Client` INT NOT NULL,</text:p>
      <text:p text:style-name="P1"><text:s text:c="2"/>`id_Empleat` INT(11) NOT NULL,</text:p>
      <text:p text:style-name="P1"><text:s text:c="2"/>PRIMARY KEY (`id_Venta`),</text:p>
      <text:p text:style-name="P1"><text:s text:c="2"/>INDEX `fk_Ulleres3_idx` (`id_Ulleres` ASC) VISIBLE,</text:p>
      <text:p text:style-name="P1"><text:s text:c="2"/>INDEX `fk_Client2_idx` (`id_Client` ASC) VISIBLE,</text:p>
      <text:p text:style-name="P1"><text:s text:c="2"/>INDEX `fk_Empleat2_idx` (`id_Empleat` ASC) VISIBLE,</text:p>
      <text:p text:style-name="P1"><text:s text:c="2"/>CONSTRAINT `fk_Ulleres3`</text:p>
      <text:p text:style-name="P1"><text:s text:c="4"/>FOREIGN KEY (`id_Ulleres`)</text:p>
      <text:p text:style-name="P1"><text:s text:c="4"/>REFERENCES `Optica Cul d'Ampolla`.`Ulleres` (`id_Ulleres`)</text:p>
      <text:p text:style-name="P1"><text:s text:c="4"/>ON DELETE CASCADE</text:p>
      <text:p text:style-name="P1"><text:s text:c="4"/>ON UPDATE CASCADE,</text:p>
      <text:p text:style-name="P1"><text:s text:c="2"/>CONSTRAINT `fk_Client2`</text:p>
      <text:p text:style-name="P1"><text:s text:c="4"/>FOREIGN KEY (`id_Client`)</text:p>
      <text:p text:style-name="P1"><text:s text:c="4"/>REFERENCES `Optica Cul d'Ampolla`.`Client` (`id_Client`)</text:p>
      <text:p text:style-name="P1"><text:s text:c="4"/>ON DELETE CASCADE</text:p>
      <text:p text:style-name="P1"><text:s text:c="4"/>ON UPDATE CASCADE,</text:p>
      <text:p text:style-name="P1"><text:s text:c="2"/>CONSTRAINT `fk_Empleat2`</text:p>
      <text:p text:style-name="P1"><text:s text:c="4"/>FOREIGN KEY (`id_Empleat`)</text:p>
      <text:p text:style-name="P1"><text:s text:c="4"/>REFERENCES `Optica Cul d'Ampolla`.`Empleat` (`id_Empleat`)</text:p>
      <text:p text:style-name="P1"><text:s text:c="4"/>ON DELETE CASCADE</text:p>
      <text:p text:style-name="P1"><text:s text:c="4"/>ON UPDATE CASCADE)</text:p>
      <text:p text:style-name="P1">ENGINE = InnoDB</text:p>
      <text:p text:style-name="P1">DEFAULT CHARACTER SET = utf8mb4</text:p>
      <text:p text:style-name="P1">COLLATE = utf8mb4_0900_ai_ci;</text:p>
      <text:p text:style-name="P1"/>
      <text:p text:style-name="P1">-- -----------------------------------------------------</text:p>
      <text:p text:style-name="P1">-- Table `Optica Cul d'Ampolla`.`Venta`</text:p>
      <text:p text:style-name="P1">-- -----------------------------------------------------</text:p>
      <text:p text:style-name="P1"/>
      <text:p text:style-name="P1">CREATE TABLE IF NOT EXISTS `Optica Cul d'Ampolla`.`Venta` (</text:p>
      <text:p text:style-name="P1"><text:s text:c="2"/>`id_Venta` INT NOT NULL,</text:p>
      <text:p text:style-name="P1"><text:s text:c="2"/>`data_venta` DATE NOT NULL,</text:p>
      <text:p text:style-name="P1"><text:s text:c="2"/>`id_Ulleres` INT NOT NULL,</text:p>
      <text:p text:style-name="P1"><text:s text:c="2"/>`id_Client` INT NOT NULL,</text:p>
      <text:p text:style-name="P1"><text:s text:c="2"/>`id_Empleat` INT(11) NOT NULL,</text:p>
      <text:p text:style-name="P1"><text:s text:c="2"/>PRIMARY KEY (`id_Venta`),</text:p>
      <text:p text:style-name="P1"><text:s text:c="2"/>INDEX `fk_Ulleres3_idx` (`id_Ulleres` ASC) VISIBLE,</text:p>
      <text:p text:style-name="P1"><text:s text:c="2"/>INDEX `fk_Client2_idx` (`id_Client` ASC) VISIBLE,</text:p>
      <text:p text:style-name="P1"><text:s text:c="2"/>INDEX `fk_Empleat2_idx` (`id_Empleat` ASC) VISIBLE,</text:p>
      <text:p text:style-name="P1"><text:s text:c="2"/>CONSTRAINT `fk_Ulleres3`</text:p>
      <text:p text:style-name="P1"><text:s text:c="4"/>FOREIGN KEY (`id_Ulleres`)</text:p>
      <text:p text:style-name="P1"><text:s text:c="4"/>REFERENCES `Optica Cul d'Ampolla`.`Ulleres` (`id_Ulleres`)</text:p>
      <text:p text:style-name="P1"><text:s text:c="4"/>ON DELETE CASCADE</text:p>
      <text:p text:style-name="P1"><text:s text:c="4"/>ON UPDATE CASCADE,</text:p>
      <text:p text:style-name="P1"><text:s text:c="2"/>CONSTRAINT `fk_Client2`</text:p>
      <text:p text:style-name="P1"><text:s text:c="4"/>FOREIGN KEY (`id_Client`)</text:p>
      <text:p text:style-name="P1"><text:s text:c="4"/>REFERENCES `Optica Cul d'Ampolla`.`Client` (`id_Client`)</text:p>
      <text:p text:style-name="P1"><text:s text:c="4"/>ON DELETE CASCADE</text:p>
      <text:p text:style-name="P1"><text:s text:c="4"/>ON UPDATE CASCADE,</text:p>
      <text:p text:style-name="P1"><text:s text:c="2"/>CONSTRAINT `fk_Empleat2`</text:p>
      <text:p text:style-name="P1"><text:s text:c="4"/>FOREIGN KEY (`id_Empleat`)</text:p>
      <text:p text:style-name="P1"><text:soft-page-break/><text:s text:c="4"/>REFERENCES `Optica Cul d'Ampolla`.`Empleat` (`id_Empleat`)</text:p>
      <text:p text:style-name="P1"><text:s text:c="4"/>ON DELETE CASCADE</text:p>
      <text:p text:style-name="P1"><text:s text:c="4"/>ON UPDATE CASCADE)</text:p>
      <text:p text:style-name="P1">ENGINE = InnoDB</text:p>
      <text:p text:style-name="P1">DEFAULT CHARACTER SET = utf8mb4</text:p>
      <text:p text:style-name="P1">COLLATE = utf8mb4_0900_ai_ci;</text:p>
      <text:p text:style-name="P1"/>
      <text:p text:style-name="P1"/>
      <text:p text:style-name="P1">SET SQL_MODE=@OLD_SQL_MODE;</text:p>
      <text:p text:style-name="P1">SET FOREIGN_KEY_CHECKS=@OLD_FOREIGN_KEY_CHECKS;</text:p>
      <text:p text:style-name="P1">SET UNIQUE_CHECKS=@OLD_UNIQUE_CHECKS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ADREÇA:</text:p>
      <text:p text:style-name="P1">INSERT INTO Adreça (carrer,numero,pis,porta,ciutat,codi_postal,pais)</text:p>
      <text:p text:style-name="P1">VALUES ('Fontana',43,1,'1','Barcelona',08020,'Espanya'),</text:p>
      <text:p text:style-name="P1"><text:tab/> <text:s/>('Menta',3,1,'baix','La Roca del Vallès',08430,'Espanya'),</text:p>
      <text:p text:style-name="P1"><text:tab/> <text:s/>('Espinal',22,6,'4','El Masnou',08320,'Espanya'),</text:p>
      <text:p text:style-name="P1"><text:tab/> <text:s/>('Enamorats',52,3,'1','SªMªPalautordera',08460,'Espanya'),</text:p>
      <text:p text:style-name="P1"><text:tab/> <text:s/>('Bruc',235,4,'A','Argentona',08310,'Espanya'),</text:p>
      <text:p text:style-name="P1"><text:tab/> <text:s/>('Granados',17,8,'2','Montmeló',08160,'Espanya'),</text:p>
      <text:p text:style-name="P1"><text:tab/> <text:s/>('Aribau',153,5,'C','Premià de Mar',08330,'Espanya');</text:p>
      <text:p text:style-name="P3">-----------------------------------------------------------------------------</text:p>
      <text:p text:style-name="P6">CLIENT:</text:p>
      <text:p text:style-name="P4">INSERT INTO Client (nom,telefon,email,data_alta,id_Adreça,id_Client1)</text:p>
      <text:p text:style-name="P4">VALUES ('Òscar',617888689,'oscar@gmail.com','2022-09-29',1,NULL),</text:p>
      <text:p text:style-name="P4"><text:tab/> ('Minerva',662491233,'minerva@hotmai..com','2023-01-12',6,1),</text:p>
      <text:p text:style-name="P4"><text:tab/> ('Nerea',664523991,'nerea@yahoo.es','2023-02-14',4,1),</text:p>
      <text:p text:style-name="P4"><text:tab/> ('Irune',616892443,'irune@yahoo.es','2022-04-22',5,2),</text:p>
      <text:p text:style-name="P4"><text:tab/> ('Toni',602334412,'toni@gmail.com','2023-01-12',6,NULL),</text:p>
      <text:p text:style-name="P4"><text:tab/> ('Enrique',600845483,'enric@yahoo.es','2022-03-08',3,3),</text:p>
      <text:p text:style-name="P4"><text:tab/> ('Albert',656143653,<text:a xlink:type="simple" xlink:href="mailto:'albert@hotmail.com" text:style-name="Internet_20_link" text:visited-style-name="Visited_20_Internet_20_Link">'albert@hotmail.com</text:a>','2022-04-22',6,2);</text:p>
      <text:p text:style-name="P3">-----------------------------------------------------------------------------</text:p>
      <text:p text:style-name="P7">EMPLEAT:</text:p>
      <text:p text:style-name="P4">INSERT INTO Empleat(nom)</text:p>
      <text:p text:style-name="P4">VALUES ('Òscar'),</text:p>
      <text:p text:style-name="P4"><text:tab/> <text:s/>('Ana'),</text:p>
      <text:p text:style-name="P4"><text:tab/> <text:s/>('Josep');</text:p>
      <text:p text:style-name="P3">-----------------------------------------------------------------------------</text:p>
      <text:p text:style-name="P7">PROVEIDOR:</text:p>
      <text:p text:style-name="P4">INSERT INTO Proveidor (nom,telefon,fax,nif,id_Adreça)</text:p>
      <text:p text:style-name="P4">VALUES ('Opticalia',934692122,934692123,'J-87834566',2),</text:p>
      <text:p text:style-name="P4">('Varilux',937517788,937517789,'B-64351832',7);</text:p>
      <text:p text:style-name="P3">-----------------------------------------------------------------------------</text:p>
      <text:p text:style-name="P7">MARCA:</text:p>
      <text:p text:style-name="P5">INSERT INTO Marca(nom,id_Proveidor)</text:p>
      <text:p text:style-name="P5">VALUES ('Nike',2),</text:p>
      <text:p text:style-name="P5"><text:tab/> ('D&amp;G',1),</text:p>
      <text:p text:style-name="P5"><text:tab/> ('Carrera',1),</text:p>
      <text:p text:style-name="P5"><text:tab/> ('Ray Ban',2),</text:p>
      <text:p text:style-name="P5"><text:tab/> ('Police',2);</text:p>
      <text:p text:style-name="P3">-----------------------------------------------------------------------------</text:p>
      <text:p text:style-name="P7">ULLERES:</text:p>
      <text:p text:style-name="P3">INSERT INTO Ulleres <text:tab/></text:p>
      <text:p text:style-name="P3"><text:tab/>(graduacio_vidre_dret,graduacio_vidre_esquerre,tipus_muntura,</text:p>
      <text:p text:style-name="P3"><text:tab/><text:tab/>color_muntura,color_vidre_dret,color_vidre_esquerre,preu,id_Proveidor,id_Marca)</text:p>
      <text:p text:style-name="P3">VALUES (0.25,0.5,'F','vermella','rosa','rosa',125,1,3),</text:p>
      <text:p text:style-name="P3"><text:tab/> (1.25,0.75,'M','alumini','negre','negre',150,1,3),</text:p>
      <text:p text:style-name="P3"><text:tab/> (0.25,1.5,'F','marró','beig','beig',90,2,4),</text:p>
      <text:p text:style-name="P3"><text:tab/> (0.5,0.0,'F','negre','blau','blau',225,1,2),</text:p>
      <text:p text:style-name="P3"><text:tab/> (0.2,0.2,'P','negre','gris','gris',230,2,5),</text:p>
      <text:p text:style-name="P3"><text:tab/> (0.15,0.2,'P','groga','gris','gris',150,2,1),</text:p>
      <text:p text:style-name="P3"><text:tab/> (0.35,0.25,'M','multicolor','negre','negre',105,2,1);</text:p>
      <text:p text:style-name="P3">-----------------------------------------------------------------------------</text:p>
      <text:p text:style-name="P7">VENTA:</text:p>
      <text:p text:style-name="P3">INSERT INTO Venta (data_venta,id_Client,id_Empleat,id_Ulleres)</text:p>
      <text:p text:style-name="P3">VALUES ('2022-09-29',2,2,3),</text:p>
      <text:p text:style-name="P3"><text:tab/> ('2022-03-05',1,2,2),</text:p>
      <text:p text:style-name="P3"><text:tab/> ('2022-02-13',5,1,5),</text:p>
      <text:p text:style-name="P3"><text:tab/> ('2022-05-23',4,3,6),</text:p>
      <text:p text:style-name="P3"><text:tab/> ('2022-07-15',7,3,7)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9"><text:bookmark text:name="yui_3_17_2_1_1682832834689_52"/><text:soft-page-break/><text:span text:style-name="T12">Llista el total de factures d'un client/a en un període determinat.</text:span></text:p>
      <text:p text:style-name="P18"><text:span text:style-name="T12">SELECT COUNT(*)</text:span></text:p>
      <text:p text:style-name="P18"><text:span text:style-name="T12">FROM Venta v</text:span></text:p>
      <text:p text:style-name="P18"><text:span text:style-name="T12">JOIN Client c ON c.id_Client <text:s/>= v.id_Client</text:span></text:p>
      <text:p text:style-name="P18"><text:span text:style-name="T12">WHERE data_venta BETWEEN '2022-01-01' AND '2022-12-30'</text:span></text:p>
      <text:p text:style-name="P18"><text:span text:style-name="T12">AND c.id_Client=4;</text:span></text:p>
      <text:p text:style-name="P18"/>
      <text:p text:style-name="P19">Llista els diferents models d'ulleres que ha venut un empleat/da durant un any.</text:p>
      <text:p text:style-name="P18">SELECT tipus_muntura</text:p>
      <text:p text:style-name="P18">FROM Ulleres u</text:p>
      <text:p text:style-name="P18">JOIN Venta v ON u.id_Ulleres = v.id_Ulleres</text:p>
      <text:p text:style-name="P18">JOIN Empleat e ON e.id_Empleat <text:s/>= v.id_Empleat</text:p>
      <text:p text:style-name="P18">WHERE data_venta BETWEEN '2022-01-01' AND '2022-12-31'</text:p>
      <text:p text:style-name="P18">AND e.id_Empleat=3;</text:p>
      <text:p text:style-name="P18"/>
      <text:p text:style-name="P19">Llista els diferents proveïdors que han subministrat ulleres venudes amb èxit per l'òptica.</text:p>
      <text:p text:style-name="P20">SELECT DISTINCT id_Proveidor</text:p>
      <text:p text:style-name="P20">FROM Ulleres u</text:p>
      <text:p text:style-name="P20">JOIN Venta v ON u.id_Ulleres = v.id_Ulleres;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Montserrat1" svg:font-family="Montserrat, Arial, Helvetica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30T18:19:50.812112761</meta:creation-date>
    <dc:date>2023-04-30T21:18:54.709250107</dc:date>
    <meta:editing-duration>PT2H58M21S</meta:editing-duration>
    <meta:editing-cycles>3</meta:editing-cycles>
    <meta:generator>LibreOffice/7.4.6.2$MacOSX_X86_64 LibreOffice_project/5b1f5509c2decdade7fda905e3e1429a67acd63d</meta:generator>
    <meta:document-statistic meta:table-count="0" meta:image-count="0" meta:object-count="0" meta:page-count="7" meta:paragraph-count="278" meta:word-count="1139" meta:character-count="11622" meta:non-whitespace-character-count="10345"/>
  </office:meta>
</office:document-meta>
</file>